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8B9000002A1BD189851.png" manifest:media-type=""/>
  <manifest:file-entry manifest:full-path="Pictures/10000201000008D300000C2F8A595C4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6pt" officeooo:paragraph-rsid="000e8835" style:font-size-asian="14pt" style:font-size-complex="16pt"/>
    </style:style>
    <style:style style:name="P2" style:family="paragraph" style:parent-style-name="Standard">
      <style:text-properties fo:font-size="36pt" officeooo:paragraph-rsid="000e8835" style:font-size-asian="36pt" style:font-size-complex="36pt"/>
    </style:style>
    <style:style style:name="P3" style:family="paragraph" style:parent-style-name="Standard">
      <style:text-properties fo:font-size="26pt" officeooo:paragraph-rsid="000e8835" style:font-size-asian="26pt" style:font-size-complex="26pt"/>
    </style:style>
    <style:style style:name="T1" style:family="text">
      <style:text-properties officeooo:rsid="000e883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6.9252in" svg:height="9.561in" draw:z-index="0"><draw:image xlink:href="Pictures/10000201000008D300000C2F8A595C4E.png" xlink:type="simple" xlink:show="embed" xlink:actuate="onLoad"/></draw:frame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draw:frame draw:style-name="fr2" draw:name="graphics2" text:anchor-type="paragraph" svg:x="0.0472in" svg:y="2.5693in" svg:width="6.9252in" svg:height="2.0866in" draw:z-index="1"><draw:image xlink:href="Pictures/10000201000008B9000002A1BD189851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7:50:39</meta:creation-date>
    <dc:date>2012-10-16T18:37:23</dc:date>
    <meta:editing-duration>PT42M26S</meta:editing-duration>
    <meta:editing-cycles>2</meta:editing-cycles>
    <meta:generator>LibreOffice/3.6$Linux_x86 LibreOffice_project/e29a214-2bbed72-0621de6-a97528c-8f066d</meta:generator>
    <meta:print-date>2012-10-16T18:05:42</meta:print-date>
    <meta:document-statistic meta:table-count="0" meta:image-count="2" meta:object-count="0" meta:page-count="2" meta:paragraph-count="0" meta:word-count="0" meta:character-count="0" meta:non-whitespace-character-count="0"/>
  </office:meta>
</office:document-meta>
</file>